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text-properties officeooo:rsid="001b5339" officeooo:paragraph-rsid="001b5339"/>
    </style:style>
    <style:style style:name="P2" style:family="paragraph" style:parent-style-name="Text_20_body">
      <style:text-properties officeooo:rsid="001b5339" officeooo:paragraph-rsid="0026bed1"/>
    </style:style>
    <style:style style:name="P3" style:family="paragraph" style:parent-style-name="Text_20_body">
      <style:text-properties officeooo:rsid="004eed0e" officeooo:paragraph-rsid="004eed0e"/>
    </style:style>
    <style:style style:name="P4" style:family="paragraph" style:parent-style-name="Text_20_body">
      <style:text-properties officeooo:rsid="00733f93" officeooo:paragraph-rsid="00733f93"/>
    </style:style>
    <style:style style:name="P5" style:family="paragraph" style:parent-style-name="Text_20_body">
      <style:text-properties officeooo:rsid="0076cc7e" officeooo:paragraph-rsid="007828bc"/>
    </style:style>
    <style:style style:name="P6" style:family="paragraph" style:parent-style-name="Text_20_body">
      <style:text-properties officeooo:rsid="0076cc7e" officeooo:paragraph-rsid="00971c45"/>
    </style:style>
    <style:style style:name="P7" style:family="paragraph" style:parent-style-name="Text_20_body">
      <style:text-properties officeooo:rsid="007b1f04" officeooo:paragraph-rsid="009f5e6c"/>
    </style:style>
    <style:style style:name="P8" style:family="paragraph" style:parent-style-name="Title">
      <style:paragraph-properties fo:text-align="start" style:justify-single-word="false"/>
      <style:text-properties officeooo:rsid="001b5339" officeooo:paragraph-rsid="001b5339"/>
    </style:style>
    <style:style style:name="P9" style:family="paragraph" style:parent-style-name="Subtitle">
      <style:paragraph-properties fo:text-align="start" style:justify-single-word="false"/>
    </style:style>
    <style:style style:name="P10" style:family="paragraph" style:parent-style-name="Text_20_body" style:list-style-name="L1">
      <style:text-properties officeooo:rsid="004f02d9" officeooo:paragraph-rsid="004f02d9"/>
    </style:style>
    <style:style style:name="P11" style:family="paragraph" style:parent-style-name="Text_20_body" style:list-style-name="L1">
      <style:text-properties officeooo:rsid="004f02d9" officeooo:paragraph-rsid="00580be2"/>
    </style:style>
    <style:style style:name="P12" style:family="paragraph" style:parent-style-name="Text_20_body" style:list-style-name="L1">
      <style:text-properties officeooo:rsid="004f02d9" officeooo:paragraph-rsid="006acb5b"/>
    </style:style>
    <style:style style:name="P13" style:family="paragraph" style:parent-style-name="Text_20_body" style:list-style-name="L1">
      <style:text-properties officeooo:rsid="0051b704" officeooo:paragraph-rsid="00580be2"/>
    </style:style>
    <style:style style:name="P14" style:family="paragraph" style:parent-style-name="Text_20_body" style:list-style-name="L1">
      <style:text-properties officeooo:rsid="004fc1fb" officeooo:paragraph-rsid="00580be2"/>
    </style:style>
    <style:style style:name="P15" style:family="paragraph" style:parent-style-name="Text_20_body" style:list-style-name="L1">
      <style:text-properties officeooo:rsid="004fc1fb" officeooo:paragraph-rsid="004fc1fb"/>
    </style:style>
    <style:style style:name="P16" style:family="paragraph" style:parent-style-name="Text_20_body" style:list-style-name="L1">
      <style:text-properties officeooo:rsid="0052df53" officeooo:paragraph-rsid="0052df53"/>
    </style:style>
    <style:style style:name="P17" style:family="paragraph" style:parent-style-name="Text_20_body" style:list-style-name="L1">
      <style:text-properties officeooo:rsid="00540c02" officeooo:paragraph-rsid="00540c02"/>
    </style:style>
    <style:style style:name="P18" style:family="paragraph" style:parent-style-name="Text_20_body" style:list-style-name="L1">
      <style:text-properties officeooo:rsid="005726ff" officeooo:paragraph-rsid="005726ff"/>
    </style:style>
    <style:style style:name="P19" style:family="paragraph" style:parent-style-name="Text_20_body">
      <style:text-properties officeooo:paragraph-rsid="00add860"/>
    </style:style>
    <style:style style:name="P20" style:family="paragraph" style:parent-style-name="Text_20_body">
      <style:text-properties officeooo:rsid="00b1a820" officeooo:paragraph-rsid="00b1a820"/>
    </style:style>
    <style:style style:name="P21" style:family="paragraph" style:parent-style-name="Text_20_body">
      <style:text-properties officeooo:rsid="00b1da84" officeooo:paragraph-rsid="00b1da84"/>
    </style:style>
    <style:style style:name="P22" style:family="paragraph" style:parent-style-name="Heading_20_1">
      <style:text-properties officeooo:rsid="001b5339" officeooo:paragraph-rsid="001b5339"/>
    </style:style>
    <style:style style:name="P23" style:family="paragraph" style:parent-style-name="Heading_20_1">
      <style:text-properties officeooo:rsid="004bfeda" officeooo:paragraph-rsid="004bfeda"/>
    </style:style>
    <style:style style:name="P24" style:family="paragraph" style:parent-style-name="Heading_20_1">
      <style:text-properties officeooo:rsid="00afb371" officeooo:paragraph-rsid="00afb371"/>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ccbc7"/>
    </style:style>
    <style:style style:name="T2" style:family="text">
      <style:text-properties officeooo:rsid="00580be2"/>
    </style:style>
    <style:style style:name="T3" style:family="text">
      <style:text-properties officeooo:rsid="0059b570"/>
    </style:style>
    <style:style style:name="T4" style:family="text">
      <style:text-properties officeooo:rsid="005ed814"/>
    </style:style>
    <style:style style:name="T5" style:family="text">
      <style:text-properties officeooo:rsid="005faaec"/>
    </style:style>
    <style:style style:name="T6" style:family="text">
      <style:text-properties officeooo:rsid="00658e9b"/>
    </style:style>
    <style:style style:name="T7" style:family="text">
      <style:text-properties officeooo:rsid="00676c68"/>
    </style:style>
    <style:style style:name="T8" style:family="text">
      <style:text-properties officeooo:rsid="006a7c20"/>
    </style:style>
    <style:style style:name="T9" style:family="text">
      <style:text-properties officeooo:rsid="006b131f"/>
    </style:style>
    <style:style style:name="T10" style:family="text">
      <style:text-properties officeooo:rsid="006bc0d5"/>
    </style:style>
    <style:style style:name="T11" style:family="text">
      <style:text-properties officeooo:rsid="006f6d27"/>
    </style:style>
    <style:style style:name="T12" style:family="text">
      <style:text-properties officeooo:rsid="0071353e"/>
    </style:style>
    <style:style style:name="T13" style:family="text">
      <style:text-properties officeooo:rsid="0072c83f"/>
    </style:style>
    <style:style style:name="T14" style:family="text">
      <style:text-properties officeooo:rsid="007514c2"/>
    </style:style>
    <style:style style:name="T15" style:family="text">
      <style:text-properties officeooo:rsid="007718f1"/>
    </style:style>
    <style:style style:name="T16" style:family="text">
      <style:text-properties officeooo:rsid="007c05e8"/>
    </style:style>
    <style:style style:name="T17" style:family="text">
      <style:text-properties officeooo:rsid="0086051c"/>
    </style:style>
    <style:style style:name="T18" style:family="text">
      <style:text-properties officeooo:rsid="008f0d23"/>
    </style:style>
    <style:style style:name="T19" style:family="text">
      <style:text-properties officeooo:rsid="00912e7f"/>
    </style:style>
    <style:style style:name="T20" style:family="text">
      <style:text-properties officeooo:rsid="00968264"/>
    </style:style>
    <style:style style:name="T21" style:family="text">
      <style:text-properties officeooo:rsid="009f5e6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2-Droid</text:p>
      <text:p text:style-name="P9">Руководство пользователя</text:p>
      <text:p text:style-name="P1">v3.02</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25"><text:a xlink:type="simple" xlink:href="#__RefHeading__1567_1644096850" text:style-name="Index_20_Link" text:visited-style-name="Index_20_Link">Общая информация<text:tab/>1</text:a></text:p>
          <text:p text:style-name="P25"><text:a xlink:type="simple" xlink:href="#__RefHeading__1573_1644096850" text:style-name="Index_20_Link" text:visited-style-name="Index_20_Link">Краткое описание программ<text:tab/>1</text:a></text:p>
          <text:p text:style-name="P25"><text:a xlink:type="simple" xlink:href="#__RefHeading__1575_1644096850" text:style-name="Index_20_Link" text:visited-style-name="Index_20_Link">Детальное описание программ<text:tab/>3</text:a></text:p>
          <text:p text:style-name="P26"><text:a xlink:type="simple" xlink:href="#__RefHeading__137_1739969703" text:style-name="Index_20_Link" text:visited-style-name="Index_20_Link">Техник<text:tab/>3</text:a></text:p>
          <text:p text:style-name="P26"><text:a xlink:type="simple" xlink:href="#__RefHeading__1577_1644096850" text:style-name="Index_20_Link" text:visited-style-name="Index_20_Link">Подзаголовок 2.2<text:tab/>3</text:a></text:p>
        </text:index-body>
      </text:table-of-content>
      <text:p text:style-name="Text_20_body"/>
      <text:h text:style-name="P22" text:outline-level="1"><text:bookmark-start text:name="__RefHeading__1567_1644096850"/>Общая информация<text:bookmark-end text:name="__RefHeading__1567_1644096850"/></text:h>
      <text:p text:style-name="P2">T2-Droid — это <text:span text:style-name="T1">программный комплекс, предназначенный для управления ресурсами игрока, постановку и выполнения различных задач экономического характера в играх X3: Terran Conflict и X3: Albion Prelude, разработанных компанией EGOSOFT. T2-Droid избавляет игрока от выполнения множества рутинных операций, позволяя сосредоточиться на построении империи в целом. С помощью T2-Droid можно управлять отдельными кораблями и флотилиями кораблей в отдельной области игрового мира или по всей галактике. Программы входящие в состав T2-Droid позволяют гибко настраивать логистические цепочки: создавать сети распространения товаров, выполнять точечные закупки и поставки, работать с различными регионами, ограничивать контрагентов с помощью стоп-листов, добывать ресурсы из обломков, поддерживать спутниковую сеть, выполнять закупку редкого оборудования, поддерживать количество товара на мобильных складах, расставлять мобильные заправщики и тому подобное. <text:s/>Хотя T2-Droid не имеет в своем составе боевых программ, за исключением оборонительных, он способствует выполнению боевых задач как средство наблюдения за территориями, создания и обслуживания флота. С помощью T2-Droid можно закупать и снаряжать корабли, а так же обеспечивать их ресурсами и ремонтом во время несения боевого дежурства.</text:span></text:p>
      <text:h text:style-name="P23" text:outline-level="1"><text:bookmark-start text:name="__RefHeading__1573_1644096850"/>Краткое описание программ<text:bookmark-end text:name="__RefHeading__1573_1644096850"/></text:h>
      <text:p text:style-name="P3">В состав T2-Droid входят следующие программы:</text:p>
      <text:list xml:id="list943408506876978623" text:style-name="L1">
        <text:list-item>
          <text:p text:style-name="P10">Агент спутниковой сети — <text:span text:style-name="T2">обеспечивает поддержку спутниковой сети в регионе </text:span></text:p>
        </text:list-item>
        <text:list-item>
          <text:p text:style-name="P10">Агент снабжения флота — <text:span text:style-name="T3">обеспечивает закупку и своевременное пополнение боевых групп дронами, топливом и боеприпасами</text:span></text:p>
        </text:list-item>
        <text:list-item>
          <text:p text:style-name="P11">Мобильный заправщик — <text:span text:style-name="T4">будучи размещенным в соответствующих точках, обеспечивает </text:span><text:soft-page-break/><text:span text:style-name="T4">корабли под управлением T2-Droid быстрой дозаправкой на маршруте</text:span></text:p>
        </text:list-item>
        <text:list-item>
          <text:p text:style-name="P13">Мобильный склад — <text:span text:style-name="T5">корабль класса TL, имеющий список собственных товаров и включенный в списки обслуживания транспортными кораблями позволяет собирать и перевозить большие объемы товаров между несколькими точками</text:span></text:p>
        </text:list-item>
        <text:list-item>
          <text:p text:style-name="P11">Старатель — <text:span text:style-name="T6">осуществляет добычу полезных ископаемых из обломков, их последующую продажу или поставку на собственные станции</text:span></text:p>
        </text:list-item>
        <text:list-item>
          <text:p text:style-name="P14">Техник — <text:span text:style-name="T7">осуществляет закупку и оборудование кораблей по шаблону, осуществляет ремонт поврежденных кораблей</text:span></text:p>
        </text:list-item>
        <text:list-item>
          <text:p text:style-name="P12">Транспорт — <text:span text:style-name="T8">используя систему гибкой настройки параметров позволяет перевозить различные грузы</text:span></text:p>
        </text:list-item>
        <text:list-item>
          <text:p text:style-name="P15">Начальник добычи — <text:span text:style-name="T9">руководит группой старателей, позволяет настраивать параметры добычи для группы путем изменения настроек одного корабля</text:span></text:p>
        </text:list-item>
        <text:list-item>
          <text:p text:style-name="P16">Начальник отдела дозаправки — <text:span text:style-name="T9">руководит группой мобильных заправщиков, распределяя имеющиеся заправщики наиболее эффективным образом</text:span></text:p>
        </text:list-item>
        <text:list-item>
          <text:p text:style-name="P17">Начальник снабжения флота — <text:span text:style-name="T10">руководит группой снабжения, наиболее эффективным способом распределяя задачи между агентами снабжения</text:span></text:p>
        </text:list-item>
        <text:list-item>
          <text:p text:style-name="P18">Начальник спутниковой сети — <text:span text:style-name="T11">руководит группой агентов спутниковой сети, позволяя наиболее оперативно реагировать на уничтожение спутников или изменение настроек</text:span></text:p>
        </text:list-item>
        <text:list-item>
          <text:p text:style-name="P15">Начальник техотдела — <text:span text:style-name="T12">руководит группой техников, наиболее эффективным способом распределяя задачи между ними</text:span></text:p>
        </text:list-item>
        <text:list-item>
          <text:p text:style-name="P10">Начальник транспортной группы — <text:span text:style-name="T13">руководит группой транспортов, позволяет настраивать параметры транспортировки путем изменения настроек одного корабля</text:span></text:p>
        </text:list-item>
      </text:list>
      <text:p text:style-name="P4">Перечисленные программы можно условно разделить на две группы: <text:span text:style-name="T19">рабочие единицы</text:span>, предназначенные для выполнения специфических задач, и руководители, <text:span text:style-name="T14">которые управляют группой рабочих единиц соответствующего типа.</text:span></text:p>
      <text:p text:style-name="P6"><text:span text:style-name="T20">Рабочие</text:span> единицы — <text:span text:style-name="T16">это рабочие лошадки T2-Droid. Они </text:span>могут работать самостоятельно или быть включены в группу. <text:span text:style-name="T18">Самостоятельная работа подразумевает индивидуальную настройку каждого отдельного корабля. Тем не менее, все корабли под управлением T2-Droid учитывают наличие других кораблей T2-Droid и пытаются не конкурировать между собой. Во время работы корабля накапливается определенная статистика, которая может быть использована для оценки эффективности параметров работы. После включения рабочей единицы в группу, индивидуальные настройки становятся недоступными для редактирования до тех пор, пока корабль не будет исключен из группы. После включения в группу, изменение параметров возможно только через руководителя.</text:span></text:p>
      <text:p text:style-name="P7"><text:soft-page-break/><text:span text:style-name="T17">Использование руководителя позволяет избежать рутинной работы по перенастройке множества кораблей при необходимости изменения параметров. Это очень эффективно на более поздних этапах игры, когда количество кораблей во владении игрока увеличивается. Использование руководителя позволяет быстро настраивать мощность соответствующей группы, добавляя или удаляя корабли из группы. Руководитель предоставляет доступ к общей статистике группы, позволяя оценивать эффективность работы не просто отдельного корабля, а целой множества кораблей, выполняющих одну задачу. </text:span>Начальники групп сидят в безопасности на станциях и лишь изредка перелетают по своим делам с одной станции на другую. <text:span text:style-name="T21">Потеря нескольких или даже всех рабочих единиц в группе не будет фатальной для эффективно настроенной группы, поскольку до тех пор, пока руководитель жив, выполнение задачи можно возобновить путем дополнения группы новыми кораблями.</text:span></text:p>
      <text:h text:style-name="P24" text:outline-level="1"><text:bookmark-start text:name="__RefHeading__1575_1644096850"/>Детальное описание программ<text:bookmark-end text:name="__RefHeading__1575_1644096850"/></text:h>
      <text:p text:style-name="P21">В данном разделе детально описывается каждая программа, входящая в состав T2-Droid.</text:p>
      <text:h text:style-name="Heading_20_2" text:outline-level="2"><text:bookmark-start text:name="__RefHeading__137_1739969703"/>Техник<text:bookmark-end text:name="__RefHeading__137_1739969703"/></text:h>
      <text:p text:style-name="P20">Программа техник предназначена для покупки кораблей, их переоборудования и ремонта.</text:p>
      <text:p text:style-name="P19"/>
      <text:h text:style-name="Heading_20_2" text:outline-level="2"><text:bookmark-start text:name="__RefHeading__1577_1644096850"/>Подзаголовок 2.2<text:bookmark-end text:name="__RefHeading__1577_1644096850"/></text:h>
      <text:p text:style-name="P5">Список доступных программ отображается всегда одинаково на любом корабле. Но <text:span text:style-name="T15">для работы некоторых программ необходимо, что бы корабль отвечал определенным требования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22:14:23.972498492</meta:creation-date>
    <dc:date>2017-09-17T04:55:43.673057018</dc:date>
    <meta:editing-duration>PT12H37M36S</meta:editing-duration>
    <meta:editing-cycles>147</meta:editing-cycles>
    <meta:generator>LibreOffice/4.3.3.2$Linux_X86_64 LibreOffice_project/430m0$Build-2</meta:generator>
    <meta:document-statistic meta:table-count="0" meta:image-count="0" meta:object-count="0" meta:page-count="3" meta:paragraph-count="35" meta:word-count="673" meta:character-count="5444" meta:non-whitespace-character-count="4802"/>
  </office:meta>
</office:document-meta>
</file>